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699cm" fo:min-width="5.45cm"/>
    </style:style>
    <style:style style:name="gr2" style:family="graphic" style:parent-style-name="standard">
      <style:graphic-properties draw:stroke="solid" svg:stroke-color="#000000" draw:fill-color="#ffffff" draw:textarea-horizontal-align="justify" draw:textarea-vertical-align="middle" draw:auto-grow-height="false" fo:min-height="3.296cm" fo:min-width="4.45cm"/>
    </style:style>
    <style:style style:name="gr3" style:family="graphic" style:parent-style-name="standard">
      <style:graphic-properties draw:stroke="solid" svg:stroke-width="0.106cm" svg:stroke-color="#559e83" draw:marker-start-width="0.359cm" draw:marker-end-width="0.359cm" draw:fill-color="#559e83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8cm" fo:min-width="2.413cm"/>
      <style:paragraph-properties style:writing-mode="lr-tb"/>
    </style:style>
    <style:style style:name="gr5" style:family="graphic" style:parent-style-name="standard">
      <style:graphic-properties draw:stroke="solid" svg:stroke-width="0.106cm" svg:stroke-color="#c3cb71" draw:marker-start-width="0.359cm" draw:marker-end-width="0.359cm" draw:fill-color="#c3cb71" draw:opacity="50%" draw:textarea-horizontal-align="justify" draw:textarea-vertical-align="middle" draw:auto-grow-height="false" fo:min-height="0.204cm" fo:min-width="0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2.413cm"/>
      <style:paragraph-properties style:writing-mode="lr-tb"/>
    </style:style>
    <style:style style:name="gr7" style:family="graphic" style:parent-style-name="standard">
      <style:graphic-properties draw:stroke="solid" svg:stroke-width="0.106cm" svg:stroke-color="#1b85b8" draw:marker-start-width="0.358cm" draw:marker-end-width="0.358cm" draw:fill-color="#1b85b8" draw:opacity="50%" draw:textarea-horizontal-align="justify" draw:textarea-vertical-align="middle" draw:auto-grow-height="false" fo:min-height="0.206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1cm" fo:min-width="2.413cm"/>
      <style:paragraph-properties style:writing-mode="lr-tb"/>
    </style:style>
    <style:style style:name="gr9" style:family="graphic" style:parent-style-name="standard">
      <style:graphic-properties draw:stroke="solid" svg:stroke-width="0.106cm" svg:stroke-color="#808080" draw:marker-start-width="0.358cm" draw:marker-end-width="0.358cm" svg:stroke-opacity="50%" draw:fill-color="#cccccc" draw:opacity="25%" draw:textarea-horizontal-align="justify" draw:textarea-vertical-align="middle" draw:auto-grow-height="false" fo:min-height="1.235cm" fo:min-width="1.036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2.41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413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559e83" draw:opacity="50%"/>
      <style:paragraph-properties fo:text-align="center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-color="#c3cb71" draw:opacity="50%"/>
      <style:paragraph-properties fo:text-align="center"/>
    </style:style>
    <style:style style:name="P6" style:family="paragraph">
      <loext:graphic-properties draw:fill-color="#1b85b8" draw:opacity="50%"/>
      <style:paragraph-properties fo:text-align="center"/>
    </style:style>
    <style:style style:name="P7" style:family="paragraph">
      <loext:graphic-properties draw:fill-color="#cccccc" draw:opacity="25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.95cm" svg:height="3.949cm" svg:x="0.05cm" svg:y="0.0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95cm" svg:height="3.546cm" svg:x="0.05cm" svg:y="4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0.816cm" svg:height="0.792cm" svg:x="0.235cm" svg:y="5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3.873cm" svg:height="0.806cm" svg:x="1.127cm" svg:y="5.76cm">
          <draw:text-box>
            <text:p text:style-name="P3"><text:span text:style-name="T1">0.9</text:span><text:span text:style-name="T1">以上</text:span><text:span text:style-name="T1">1.1</text:span><text:span text:style-name="T1">未満</text:span></text:p>
          </draw:text-box>
        </draw:frame>
        <draw:custom-shape draw:style-name="gr5" draw:text-style-name="P5" draw:layer="layout" svg:width="0.816cm" svg:height="0.792cm" svg:x="0.235cm" svg:y="6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2.712cm" svg:height="0.806cm" svg:x="1.158cm" svg:y="6.732cm">
          <draw:text-box>
            <text:p text:style-name="P3"><text:span text:style-name="T1">0.9</text:span><text:span text:style-name="T1">未満</text:span></text:p>
          </draw:text-box>
        </draw:frame>
        <draw:custom-shape draw:style-name="gr7" draw:text-style-name="P6" draw:layer="layout" svg:width="0.816cm" svg:height="0.792cm" svg:x="0.235cm" svg:y="4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4" draw:layer="layout" svg:width="3.873cm" svg:height="1.301cm" svg:x="1.127cm" svg:y="4.773cm">
          <draw:text-box>
            <text:p text:style-name="P3"><text:span text:style-name="T1">1.1</text:span><text:span text:style-name="T1">以上</text:span></text:p>
          </draw:text-box>
        </draw:frame>
        <draw:frame draw:style-name="gr6" draw:text-style-name="P4" draw:layer="layout" svg:width="4.802cm" svg:height="0.762cm" svg:x="0.087cm" svg:y="4.019cm">
          <draw:text-box>
            <text:p text:style-name="P3"><text:span text:style-name="T1">陽性者数の前週比</text:span></text:p>
          </draw:text-box>
        </draw:frame>
        <draw:custom-shape draw:style-name="gr9" draw:text-style-name="P7" draw:layer="layout" svg:width="2.318cm" svg:height="2.249cm" svg:x="0.3cm" svg:y="0.2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0" draw:text-style-name="P4" draw:layer="layout" svg:width="5.9cm" svg:height="1.361cm" svg:x="0.6cm" svg:y="2.589cm">
          <draw:text-box>
            <text:p text:style-name="P3"><text:span text:style-name="T1">10</text:span><text:span text:style-name="T1">万人あたり陽性者数</text:span></text:p>
            <text:p text:style-name="P3"><text:span text:style-name="T1">(</text:span><text:span text:style-name="T1">直近</text:span><text:span text:style-name="T1">7</text:span><text:span text:style-name="T1">日間合計</text:span><text:span text:style-name="T1">)</text:span></text:p>
          </draw:text-box>
        </draw:frame>
        <draw:frame draw:style-name="gr10" draw:text-style-name="P4" draw:layer="layout" svg:width="2.5cm" svg:height="1.361cm" svg:x="0.25cm" svg:y="0.7cm">
          <draw:text-box>
            <text:p text:style-name="P3"><text:span text:style-name="T1">Shinjuku</text:span></text:p>
            <text:p text:style-name="P3"><text:span text:style-name="T1">18.3</text:span></text:p>
          </draw:text-box>
        </draw:frame>
        <draw:frame draw:style-name="gr11" draw:text-style-name="P4" draw:layer="layout" svg:width="3.15cm" svg:height="0.75cm" svg:x="2.95cm" svg:y="0.05cm">
          <draw:text-box>
            <text:p text:style-name="P3"><text:span text:style-name="T1">区市町村名</text:span></text:p>
          </draw:text-box>
        </draw:frame>
        <draw:line draw:style-name="gr12" draw:text-style-name="P8" draw:layer="layout" svg:x1="3.15cm" svg:y1="0.65cm" svg:x2="2.4cm" svg:y2="1.05cm">
          <text:p/>
        </draw:line>
        <draw:line draw:style-name="gr12" draw:text-style-name="P8" draw:layer="layout" svg:x1="1.8cm" svg:y1="2.65cm" svg:x2="1.05cm" svg:y2="1.9cm">
          <text:p/>
        </draw:line>
        <draw:line draw:style-name="gr12" draw:text-style-name="P8" draw:layer="layout" svg:x1="1.8cm" svg:y1="2.65cm" svg:x2="1.05cm" svg:y2="1.9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  <style:font-face style:name="ヒラギノ角ゴシック" svg:font-family="ヒラギノ角ゴシック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ヒラギノ明朝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ヒラギノ角ゴシック" style:font-family-asian="ヒラギノ角ゴシック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1cm" fo:page-height="7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7-23T09:23:17.182029551</meta:creation-date>
    <dc:date>2021-07-23T10:23:50.971519364</dc:date>
    <meta:editing-duration>PT49M44S</meta:editing-duration>
    <meta:editing-cycles>20</meta:editing-cycles>
    <meta:generator>LibreOffice_Vanilla/7.1.4.2$MacOSX_X86_64 LibreOffice_project/a529a4fab45b75fefc5b6226684193eb000654f6</meta:generator>
    <meta:document-statistic meta:object-count="16"/>
  </office:meta>
</office:document-meta>
</file>